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Analyzer.StopAnalyzer( Reader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Analyzer.reusable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pAnalyzer.Stop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Analyzer.StopAnalyzer(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Analyzer.StopAnalyzer( File stopword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Analyzer.Stop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